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71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4646in"/>
    </style:style>
    <style:style style:name="co4" style:family="table-column">
      <style:table-column-properties fo:break-before="auto" style:column-width="0.0709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4862in"/>
    </style:style>
    <style:style style:name="co7" style:family="table-column">
      <style:table-column-properties fo:break-before="auto" style:column-width="0.4783in"/>
    </style:style>
    <style:style style:name="co8" style:family="table-column">
      <style:table-column-properties fo:break-before="auto" style:column-width="0.0854in"/>
    </style:style>
    <style:style style:name="co9" style:family="table-column">
      <style:table-column-properties fo:break-before="auto" style:column-width="0.442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d4ea6b"/>
    </style:style>
    <style:style style:name="ce6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1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4" table:default-cell-style-name="ce2"/>
        <table:table-column table:style-name="co3" table:default-cell-style-name="ce1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8" table:default-cell-style-name="ce2"/>
        <table:table-column table:style-name="co6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1_3</text:p>
          </table:table-cell>
          <table:table-cell office:value-type="string" calcext:value-type="string">
            <text:p>1_8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1_10</text:p>
          </table:table-cell>
          <table:table-cell office:value-type="string" calcext:value-type="string">
            <text:p>1_11</text:p>
          </table:table-cell>
          <table:table-cell office:value-type="string" calcext:value-type="string">
            <text:p>1_12</text:p>
          </table:table-cell>
          <table:table-cell office:value-type="string" calcext:value-type="string">
            <text:p>1_13</text:p>
          </table:table-cell>
          <table:table-cell office:value-type="string" calcext:value-type="string">
            <text:p>1_14</text:p>
          </table:table-cell>
          <table:table-cell office:value-type="string" calcext:value-type="string">
            <text:p>1_15</text:p>
          </table:table-cell>
          <table:table-cell/>
          <table:table-cell office:value-type="string" calcext:value-type="string">
            <text:p>2_3</text:p>
          </table:table-cell>
          <table:table-cell office:value-type="string" calcext:value-type="string">
            <text:p>2_8</text:p>
          </table:table-cell>
          <table:table-cell office:value-type="string" calcext:value-type="string">
            <text:p>2_9</text:p>
          </table:table-cell>
          <table:table-cell office:value-type="string" calcext:value-type="string">
            <text:p>2_10</text:p>
          </table:table-cell>
          <table:table-cell office:value-type="string" calcext:value-type="string">
            <text:p>2_11</text:p>
          </table:table-cell>
          <table:table-cell office:value-type="string" calcext:value-type="string">
            <text:p>2_12</text:p>
          </table:table-cell>
          <table:table-cell office:value-type="string" calcext:value-type="string">
            <text:p>2_13</text:p>
          </table:table-cell>
          <table:table-cell office:value-type="string" calcext:value-type="string">
            <text:p>2_14</text:p>
          </table:table-cell>
          <table:table-cell office:value-type="string" calcext:value-type="string">
            <text:p>2_15</text:p>
          </table:table-cell>
          <table:table-cell/>
          <table:table-cell office:value-type="string" calcext:value-type="string">
            <text:p>3_3</text:p>
          </table:table-cell>
          <table:table-cell office:value-type="string" calcext:value-type="string">
            <text:p>3_8</text:p>
          </table:table-cell>
          <table:table-cell office:value-type="string" calcext:value-type="string">
            <text:p>3_9</text:p>
          </table:table-cell>
          <table:table-cell office:value-type="string" calcext:value-type="string">
            <text:p>3_10</text:p>
          </table:table-cell>
          <table:table-cell office:value-type="string" calcext:value-type="string">
            <text:p>3_11</text:p>
          </table:table-cell>
          <table:table-cell office:value-type="string" calcext:value-type="string">
            <text:p>3_12</text:p>
          </table:table-cell>
          <table:table-cell office:value-type="string" calcext:value-type="string">
            <text:p>3_13</text:p>
          </table:table-cell>
          <table:table-cell office:value-type="string" calcext:value-type="string">
            <text:p>3_14</text:p>
          </table:table-cell>
          <table:table-cell office:value-type="string" calcext:value-type="string">
            <text:p>3_15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MIDI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A2:.AC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7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table:formula="of:=SUM([.A3:.AC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formula="of:=SUM([.A4:.AC4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3"/>
          <table:table-cell table:formula="of:=SUM([.A5:.AC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  <table:table-cell table:formula="of:=SUM([.A6:.AC6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A7:.AC7])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table:formula="of:=SUM([.A8:.AC8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A9:.AC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table:formula="of:=SUM([.A10:.AC10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A11:.AC11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3"/>
          <table:table-cell table:formula="of:=SUM([.A12:.AC12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3"/>
          <table:table-cell table:formula="of:=SUM([.A13:.AC13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A14:.AC14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3"/>
          <table:table-cell table:formula="of:=SUM([.A15:.AC15])" office:value-type="float" office:value="11" calcext:value-type="float">
            <text:p>1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A16:.AC16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23-32-51</text:p>
          </table:table-cell>
          <table:table-cell table:formula="of:=SUM([.A17:.AC1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3"/>
          <table:table-cell table:formula="of:=SUM([.A18:.AC18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formula="of:=SUM([.A19:.AC19])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table:formula="of:=SUM([.A20:.AC20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5"/>
          <table:table-cell table:formula="of:=SUM([.A21:.AC21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table:formula="of:=SUM([.A22:.AC22])" office:value-type="float" office:value="11" calcext:value-type="float">
            <text:p>1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A23:.AC23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table:formula="of:=SUM([.A24:.AC24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table:formula="of:=SUM([.A25:.AC2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A26:.AC26])"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23-38-28</text:p>
          </table:table-cell>
          <table:table-cell table:formula="of:=SUM([.A27:.AC27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A28:.AC28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3"/>
          <table:table-cell table:formula="of:=SUM([.A29:.AC29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  <table:table-cell table:formula="of:=SUM([.A30:.AC30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A31:.AC31])" office:value-type="float" office:value="13" calcext:value-type="float">
            <text:p>1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table:formula="of:=SUM([.A32:.AC32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A33:.AC33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table:formula="of:=SUM([.A34:.AC34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A35:.AC35])" office:value-type="float" office:value="13" calcext:value-type="float">
            <text:p>1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3"/>
          <table:table-cell table:formula="of:=SUM([.A36:.AC36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SUM([.A37:.AC37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A38:.AC38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3"/>
          <table:table-cell table:formula="of:=SUM([.A39:.AC39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formula="of:=SUM([.A40:.AC4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3"/>
          <table:table-cell table:formula="of:=SUM([.A41:.AC41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number-columns-repeated="3"/>
          <table:table-cell table:formula="of:=SUM([.A42:.AC42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A43:.AC4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table:formula="of:=SUM([.A44:.AC44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A45:.AC45])"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table:formula="of:=SUM([.A46:.AC46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A47:.AC4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SUM([.A48:.AC48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A49:.AC49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3"/>
          <table:table-cell table:formula="of:=SUM([.A50:.AC50])" office:value-type="float" office:value="5" calcext:value-type="float">
            <text:p>5</text:p>
          </table:table-cell>
        </table:table-row>
        <table:table-row table:style-name="ro1">
          <table:table-cell table:number-columns-repeated="34"/>
          <table:table-cell table:formula="of:=SUM([.A51:.AC51])" office:value-type="float" office:value="0" calcext:value-type="float">
            <text:p>0</text:p>
          </table:table-cell>
        </table:table-row>
        <table:table-row table:style-name="ro1">
          <table:table-cell table:number-columns-repeated="34"/>
          <table:table-cell table:formula="of:=SUM([.A52:.AC52])" office:value-type="float" office:value="0" calcext:value-type="float">
            <text:p>0</text:p>
          </table:table-cell>
        </table:table-row>
        <table:table-row table:style-name="ro1" table:number-rows-repeated="1048523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21:26:51.0216465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0:31:08.486662665</meta:creation-date>
    <dc:date>2024-04-22T21:59:29.290778280</dc:date>
    <meta:editing-duration>PT34M51S</meta:editing-duration>
    <meta:editing-cycles>5</meta:editing-cycles>
    <meta:generator>LibreOffice/24.2.2.2$Linux_X86_64 LibreOffice_project/420$Build-2</meta:generator>
    <meta:document-statistic meta:table-count="1" meta:cell-count="807" meta:object-count="0"/>
  </office:meta>
</office:document-meta>
</file>